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6380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73 kWh</text:p>
          </table:table-cell>
          <table:table-cell office:value-type="float" office:value="339.28" calcext:value-type="float">
            <text:p>339.28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.98" calcext:value-type="float">
            <text:p>1.98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79.2" calcext:value-type="float">
            <text:p>-179.2</text:p>
          </table:table-cell>
          <table:table-cell office:value-type="string" calcext:value-type="string">
            <text:p>T-0</text:p>
          </table:table-cell>
          <table:table-cell office:value-type="float" office:value="200.19" calcext:value-type="float">
            <text:p>20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42 kWh</text:p>
          </table:table-cell>
          <table:table-cell office:value-type="float" office:value="159.38" calcext:value-type="float">
            <text:p>159.38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.1" calcext:value-type="float">
            <text:p>1.1</text:p>
          </table:table-cell>
          <table:table-cell office:value-type="float" office:value="-3.65" calcext:value-type="float">
            <text:p>-3.65</text:p>
          </table:table-cell>
          <table:table-cell office:value-type="float" office:value="-8.79" calcext:value-type="float">
            <text:p>-8.79</text:p>
          </table:table-cell>
          <table:table-cell office:value-type="float" office:value="-84.18" calcext:value-type="float">
            <text:p>-84.18</text:p>
          </table:table-cell>
          <table:table-cell office:value-type="string" calcext:value-type="string">
            <text:p>T-0</text:p>
          </table:table-cell>
          <table:table-cell office:value-type="float" office:value="111.22" calcext:value-type="float">
            <text:p>111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24" calcext:value-type="float">
            <text:p>1.24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68 kWh</text:p>
          </table:table-cell>
          <table:table-cell office:value-type="float" office:value="1007.76" calcext:value-type="float">
            <text:p>1007.76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11.74" calcext:value-type="float">
            <text:p>11.7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87.06" calcext:value-type="float">
            <text:p>1187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9 kWh</text:p>
          </table:table-cell>
          <table:table-cell office:value-type="float" office:value="1154.62" calcext:value-type="float">
            <text:p>1154.62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13.2" calcext:value-type="float">
            <text:p>13.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3.45" calcext:value-type="float">
            <text:p>1333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05" calcext:value-type="float">
            <text:p>1.0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50 kWh</text:p>
          </table:table-cell>
          <table:table-cell office:value-type="float" office:value="870.1" calcext:value-type="float">
            <text:p>870.1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59.57" calcext:value-type="float">
            <text:p>-459.57</text:p>
          </table:table-cell>
          <table:table-cell office:value-type="string" calcext:value-type="string">
            <text:p>T-0</text:p>
          </table:table-cell>
          <table:table-cell office:value-type="float" office:value="499.65" calcext:value-type="float">
            <text:p>49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62 kWh</text:p>
          </table:table-cell>
          <table:table-cell office:value-type="float" office:value="952.11" calcext:value-type="float">
            <text:p>952.11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11.16" calcext:value-type="float">
            <text:p>11.1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27.56" calcext:value-type="float">
            <text:p>1127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99 kWh</text:p>
          </table:table-cell>
          <table:table-cell office:value-type="float" office:value="479.6" calcext:value-type="float">
            <text:p>479.6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2.63" calcext:value-type="float">
            <text:p>2.63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53.32" calcext:value-type="float">
            <text:p>-253.32</text:p>
          </table:table-cell>
          <table:table-cell office:value-type="string" calcext:value-type="string">
            <text:p>T-0</text:p>
          </table:table-cell>
          <table:table-cell office:value-type="float" office:value="266.12" calcext:value-type="float">
            <text:p>266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17" calcext:value-type="float">
            <text:p>0.17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0 kWh</text:p>
          </table:table-cell>
          <table:table-cell office:value-type="float" office:value="709.02" calcext:value-type="float">
            <text:p>709.02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74.47" calcext:value-type="float">
            <text:p>-374.47</text:p>
          </table:table-cell>
          <table:table-cell office:value-type="string" calcext:value-type="string">
            <text:p>T-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3" calcext:value-type="float">
            <text:p>0.3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4 kWh</text:p>
          </table:table-cell>
          <table:table-cell office:value-type="float" office:value="577.46" calcext:value-type="float">
            <text:p>577.46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3.55" calcext:value-type="float">
            <text:p>3.5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04.59" calcext:value-type="float">
            <text:p>-304.59</text:p>
          </table:table-cell>
          <table:table-cell office:value-type="string" calcext:value-type="string">
            <text:p>T-0</text:p>
          </table:table-cell>
          <table:table-cell office:value-type="float" office:value="358.49" calcext:value-type="float">
            <text:p>358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94" calcext:value-type="float">
            <text:p>0.9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06 kWh</text:p>
          </table:table-cell>
          <table:table-cell office:value-type="float" office:value="512.83" calcext:value-type="float">
            <text:p>512.83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3.24" calcext:value-type="float">
            <text:p>3.24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70.36" calcext:value-type="float">
            <text:p>-270.36</text:p>
          </table:table-cell>
          <table:table-cell office:value-type="string" calcext:value-type="string">
            <text:p>T-0</text:p>
          </table:table-cell>
          <table:table-cell office:value-type="float" office:value="328.1" calcext:value-type="float">
            <text:p>32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8 kWh</text:p>
          </table:table-cell>
          <table:table-cell office:value-type="float" office:value="670.61" calcext:value-type="float">
            <text:p>670.61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3.98" calcext:value-type="float">
            <text:p>3.9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3.52" calcext:value-type="float">
            <text:p>-353.52</text:p>
          </table:table-cell>
          <table:table-cell office:value-type="string" calcext:value-type="string">
            <text:p>T-0</text:p>
          </table:table-cell>
          <table:table-cell office:value-type="float" office:value="402.18" calcext:value-type="float">
            <text:p>402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7 kWh</text:p>
          </table:table-cell>
          <table:table-cell office:value-type="float" office:value="660.81" calcext:value-type="float">
            <text:p>660.81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3.93" calcext:value-type="float">
            <text:p>3.93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48.36" calcext:value-type="float">
            <text:p>-348.36</text:p>
          </table:table-cell>
          <table:table-cell office:value-type="string" calcext:value-type="string">
            <text:p>T-0</text:p>
          </table:table-cell>
          <table:table-cell office:value-type="float" office:value="397.16" calcext:value-type="float">
            <text:p>397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50:20.315000000</meta:creation-date>
    <dc:date>2018-03-26T18:53:09.819000000</dc:date>
    <meta:editing-duration>PT2M49S</meta:editing-duration>
    <meta:editing-cycles>1</meta:editing-cycles>
    <meta:document-statistic meta:table-count="1" meta:cell-count="165" meta:object-count="0"/>
    <meta:generator>LibreOffice/5.3.4.2$Windows_x86 LibreOffice_project/f82d347ccc0be322489bf7da61d7e4ad13fe2ff3</meta:generator>
  </office:meta>
</office:document-meta>
</file>